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C0000012CBBB556CA55CE42D6.png" manifest:media-type="image/png"/>
  <manifest:file-entry manifest:full-path="Pictures/10000201000000FA000000BE8447AF71AF31A706.png" manifest:media-type="image/png"/>
  <manifest:file-entry manifest:full-path="Pictures/100002010000040000000400EEF18F5A4F279CBF.png" manifest:media-type="image/png"/>
  <manifest:file-entry manifest:full-path="Pictures/1000020100000200000000C236225354D753683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6.861cm" svg:height="6.861cm" svg:x="0.457cm" svg:y="0.539cm">
          <draw:image xlink:href="Pictures/100002010000040000000400EEF18F5A4F279CBF.png" xlink:type="simple" xlink:show="embed" xlink:actuate="onLoad">
            <text:p/>
          </draw:image>
        </draw:frame>
        <draw:frame draw:style-name="gr2" draw:text-style-name="P2" draw:layer="layout" svg:width="18.146cm" svg:height="6.875cm" svg:x="0.554cm" svg:y="8.468cm">
          <draw:image xlink:href="Pictures/1000020100000200000000C236225354D753683B.png" xlink:type="simple" xlink:show="embed" xlink:actuate="onLoad">
            <text:p/>
          </draw:image>
        </draw:frame>
        <draw:frame draw:style-name="gr2" draw:text-style-name="P2" draw:layer="layout" svg:width="8.817cm" svg:height="6.7cm" svg:x="18.783cm" svg:y="0.7cm">
          <draw:image xlink:href="Pictures/10000201000000FA000000BE8447AF71AF31A706.png" xlink:type="simple" xlink:show="embed" xlink:actuate="onLoad">
            <text:p/>
          </draw:image>
        </draw:frame>
        <draw:frame draw:style-name="gr1" draw:text-style-name="P1" draw:layer="layout" svg:width="6.914cm" svg:height="6.915cm" svg:x="10cm" svg:y="0.685cm">
          <draw:image xlink:href="Pictures/100002010000012C0000012CBBB556CA55CE42D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3T12:59:10.064144469</meta:creation-date>
    <dc:date>2020-07-06T14:57:39.292052343</dc:date>
    <meta:editing-duration>PT7M52S</meta:editing-duration>
    <meta:editing-cycles>2</meta:editing-cycles>
    <meta:generator>LibreOffice/6.0.7.3$Linux_X86_64 LibreOffice_project/00m0$Build-3</meta:generator>
    <meta:document-statistic meta:object-count="27"/>
  </office:meta>
</office:document-meta>
</file>